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tr" fo:country="TR"/>
    </style:style>
    <style:style style:name="P2" style:parent-style-name="Normal" style:family="paragraph">
      <style:text-properties fo:language="tr" fo:country="TR"/>
    </style:style>
    <style:style style:name="P3" style:parent-style-name="Normal" style:family="paragraph">
      <style:text-properties fo:language="tr" fo:country="TR"/>
    </style:style>
    <style:style style:name="P4" style:parent-style-name="Normal" style:family="paragraph">
      <style:text-properties fo:language="tr" fo:country="TR"/>
    </style:style>
    <style:style style:name="P5" style:parent-style-name="Normal" style:family="paragraph">
      <style:text-properties fo:language="tr" fo:country="TR"/>
    </style:style>
    <style:style style:name="P6" style:parent-style-name="Normal" style:family="paragraph">
      <style:text-properties fo:language="tr" fo:country="TR"/>
    </style:style>
    <style:style style:name="T7" style:parent-style-name="DefaultParagraphFont" style:family="text">
      <style:text-properties fo:language="tr" fo:country="TR"/>
    </style:style>
  </office:automatic-styles>
  <office:body>
    <office:text text:use-soft-page-breaks="true">
      <text:p text:style-name="P1">Bu bir denemedirrrr</text:p>
      <text:p text:style-name="P2">Denemeeee</text:p>
      <text:p text:style-name="P3">426542685625425042</text:p>
      <text:p text:style-name="P4">...................</text:p>
      <text:p text:style-name="P5">--*098.,;~++*/!!^^$½%&amp;//////</text:p>
      <text:p text:style-name="P6">{</text:p>
      <text:p text:style-name="Normal"><text:span text:style-name="T7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sra ERYILMAZ</meta:initial-creator>
    <dc:creator>Esra ERYILMAZ</dc:creator>
    <meta:creation-date>2023-01-30T07:45:00Z</meta:creation-date>
    <dc:date>2023-01-31T10:55:00Z</dc:date>
    <meta:template xlink:href="Normal" xlink:type="simple"/>
    <meta:editing-cycles>4</meta:editing-cycles>
    <meta:editing-duration>PT120S</meta:editing-duration>
    <meta:document-statistic meta:page-count="1" meta:paragraph-count="1" meta:word-count="15" meta:character-count="101" meta:row-count="1" meta:non-whitespace-character-count="87"/>
  </office:meta>
</office:document-meta>
</file>